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latoregular" svg:font-family="latoregular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56b17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81eac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a6089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379c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47cb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f38c4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  <style:style style:name="T8" style:family="text">
      <style:text-properties officeooo:rsid="001dd533"/>
    </style:style>
    <style:style style:name="T9" style:family="text">
      <style:text-properties officeooo:rsid="001f11c1"/>
    </style:style>
    <style:style style:name="T10" style:family="text">
      <style:text-properties officeooo:rsid="00204afe"/>
    </style:style>
    <style:style style:name="T11" style:family="text">
      <style:text-properties officeooo:rsid="00221d19"/>
    </style:style>
    <style:style style:name="T12" style:family="text">
      <style:text-properties officeooo:rsid="0022f5dc"/>
    </style:style>
    <style:style style:name="T13" style:family="text">
      <style:text-properties officeooo:rsid="00272da2"/>
    </style:style>
    <style:style style:name="T14" style:family="text">
      <style:text-properties officeooo:rsid="00281eac"/>
    </style:style>
    <style:style style:name="T15" style:family="text">
      <style:text-properties officeooo:rsid="0029b6cb"/>
    </style:style>
    <style:style style:name="T16" style:family="text">
      <style:text-properties officeooo:rsid="0029de40"/>
    </style:style>
    <style:style style:name="T17" style:family="text">
      <style:text-properties officeooo:rsid="002c1726"/>
    </style:style>
    <style:style style:name="T18" style:family="text">
      <style:text-properties officeooo:rsid="002d408e"/>
    </style:style>
    <style:style style:name="T19" style:family="text">
      <style:text-properties officeooo:rsid="002d760c"/>
    </style:style>
    <style:style style:name="T20" style:family="text">
      <style:text-properties officeooo:rsid="00301b87"/>
    </style:style>
    <style:style style:name="T21" style:family="text">
      <style:text-properties officeooo:rsid="0031bfac"/>
    </style:style>
    <style:style style:name="T22" style:family="text">
      <style:text-properties officeooo:rsid="003762bd"/>
    </style:style>
    <style:style style:name="T23" style:family="text">
      <style:text-properties officeooo:rsid="0039af88"/>
    </style:style>
    <style:style style:name="T24" style:family="text">
      <style:text-properties officeooo:rsid="003f38c4"/>
    </style:style>
    <style:style style:name="T25" style:family="text">
      <style:text-properties officeooo:rsid="00417ba1"/>
    </style:style>
    <style:style style:name="T26" style:family="text">
      <style:text-properties officeooo:rsid="00434d3d"/>
    </style:style>
    <style:style style:name="T27" style:family="text">
      <style:text-properties officeooo:rsid="00437f9a"/>
    </style:style>
    <style:style style:name="T28" style:family="text">
      <style:text-properties officeooo:rsid="004752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25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 </text:span>PRIMARY KEY(cpf)</text:p>
      <text:p text:style-name="P1"><text:tab/>);</text:p>
      <text:p text:style-name="P25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 </text:span>PRIMARY KEY (cpfPessoa), //<text:span text:style-name="T28">c nome da tabela</text:span></text:p>
      <text:p text:style-name="P3"><text:tab/><text:span text:style-name="T6">CONSTRAINT FK</text:span> FOREIGN KEY(cpfPessoa) REFERENCES Pessoa(<text:span text:style-name="T2">CPF</text:span>),</text:p>
      <text:p text:style-name="P1"><text:tab/><text:span text:style-name="T6">)</text:span>;</text:p>
      <text:p text:style-name="P25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 </text:span>PRIMARY KEY(CPFPessoa),</text:p>
      <text:p text:style-name="P3"><text:tab/><text:span text:style-name="T6">CONSTRAINT FK </text:span>FOREIGN KEY(CPFPessoa) REFERENCES Pessoa(CPF)</text:p>
      <text:p text:style-name="P1"><text:tab/>);</text:p>
      <text:p text:style-name="P25"/>
      <text:p text:style-name="P1">Criando a relação Salario <text:s/>//<text:span text:style-name="T4">REVER APOS PERGUNTAR SOBRE CHAVE PRIMARIA</text:span></text:p>
      <text:p text:style-name="P1"><text:tab/>CREATE TABLE Salario(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 </text:span>PRIMARY KEY(Funcionario),</text:p>
      <text:p text:style-name="P1"><text:tab/>FOREIGN KEY(CodDespesa) REFERENCES Despesa(CodDespesa)</text:p>
      <text:p text:style-name="P1"><text:tab/>FOREIGN KEY(Funcionario) REFERENCES 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25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soft-page-break/><text:tab/><text:span text:style-name="T6">CONSTRAINT PK </text:span>PRIMARY KEY(CNPJ),</text:p>
      <text:p text:style-name="P1"><text:tab/>);</text:p>
      <text:p text:style-name="P1"/>
      <text:p text:style-name="P1"/>
      <text:p text:style-name="P1">Criando a relação Despesa</text:p>
      <text:p text:style-name="P1"><text:tab/>CREATE TABLE Despesa(</text:p>
      <text:p text:style-name="P1"><text:tab/>CodDespesa SERIAL,</text:p>
      <text:p text:style-name="P1"><text:tab/>Valor REAL NOT NULL,</text:p>
      <text:p text:style-name="P1"><text:tab/>Data DATE NOT NULL,</text:p>
      <text:p text:style-name="P3"><text:tab/><text:span text:style-name="T6">CONSTRAINT PK </text:span>PRIMARY KEY(CodDespesa),</text:p>
      <text:p text:style-name="P3"><text:tab/><text:span text:style-name="T5">CONSTRAINT DespPositiva </text:span>CHECK(<text:span text:style-name="T6">Valor</text:span>&gt;0)</text:p>
      <text:p text:style-name="P1"><text:tab/>);</text:p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 </text:span>PRIMARY KEY <text:s/>PRIMARY KEY(CodCompra),</text:p>
      <text:p text:style-name="P1"><text:tab/>FOREIGN KEY(Fornecedor) REFERENCES Fornecedor(CNPJ),</text:p>
      <text:p text:style-name="P1"><text:tab/>FOREIGN KEY(CodDespesa) REFERENCES 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3"><text:tab/><text:span text:style-name="T6">CONSTRAINT PK </text:span>PRIMARY KEY(CodProduto, CodCompra),</text:p>
      <text:p text:style-name="P1"><text:tab/>FOREIGN KEY(CodProduto) REFERENCES Produto(Codigo),</text:p>
      <text:p text:style-name="P1"><text:tab/>FOREIGN KEY(CodCompra) REFERENCES Compra(CodCompra)</text:p>
      <text:p text:style-name="P1"><text:tab/>);</text:p>
      <text:p text:style-name="P1"/>
      <text:p text:style-name="P1">Criando a relação Produto</text:p>
      <text:p text:style-name="P1"><text:tab/>CREATE TABLE Produto(</text:p>
      <text:p text:style-name="P1"><text:tab/>Codigo SERIAL,</text:p>
      <text:p text:style-name="P1"><text:tab/>Tamanho VARCHAR(2) NOT NULL,</text:p>
      <text:p text:style-name="P1"><text:tab/>Status VARCHAR(12) NOT NULL,</text:p>
      <text:p text:style-name="P1"><text:tab/>Nome VARCHAR(20) NOT NULL,</text:p>
      <text:p text:style-name="P1"><text:tab/>Preço REAL NOT NULL,</text:p>
      <text:p text:style-name="P3"><text:tab/><text:span text:style-name="T6">CONSTRAINT PK </text:span>PRIMARY KEY <text:span text:style-name="T6">(</text:span>Codigo),</text:p>
      <text:p text:style-name="P3"><text:tab/><text:span text:style-name="T6">CONSTRAINT PrecoPositivo </text:span>CHECK(<text:span text:style-name="T6">Preçor</text:span>&gt;0)</text:p>
      <text:p text:style-name="P1"><text:tab/>)</text:p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soft-page-break/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 </text:span>PRIMARY KEY(CodVenda),</text:p>
      <text:p text:style-name="P1"><text:tab/>FOREIGN KEY(Funcionario) REFERENCES Funcionario(CPFPessoa)</text:p>
      <text:p text:style-name="P1"><text:tab/>FOREIGN KEY(Cliente) REFERENCES Cliente(CPFPessoa)</text:p>
      <text:p text:style-name="P1"><text:tab/>)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tab/><text:span text:style-name="T6">CONSTRAINT PK </text:span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 </text:span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  <text:p text:style-name="P1"/>
      <text:p text:style-name="P1">//<text:span text:style-name="T7">POVOAR TABELAS</text:span></text:p>
      <text:p text:style-name="P4">Povoando a relação Pessoa</text:p>
      <text:p text:style-name="P4">INSERT INTO Pessoa VALUES(‘154.288.064-51’, ‘Teofanes Ferreira’,’99123456)’;</text:p>
      <text:p text:style-name="P4">INSERT INTO Pessoa VALUES(‘358.947.104-21’, ‘Milena Carvalho’,’98752374’;</text:p>
      <text:p text:style-name="P4">INSERT INTO Pessoa VALUES(‘354.514.294-99’, ‘Manoel de Sousa’,’93098725)’;</text:p>
      <text:p text:style-name="P4">INSERT INTO Pessoa VALUES(‘734.042.214-51’, ‘Amanda Ferreira’,’93827460)’;</text:p>
      <text:p text:style-name="P4">INSERT INTO Pessoa VALUES(‘559.629.914-60’, ‘Maria das Graças’,’99097162)’;</text:p>
      <text:p text:style-name="P6">INSERT INTO Pessoa VALUES(‘695.997.444-54’, ‘Antonia Lins’,’98152674)’;</text:p>
      <text:p text:style-name="P6">INSERT INTO Pessoa VALUES(‘690.418.134-62’, ‘Eduardo Martins’,’99523850)’;</text:p>
      <text:p text:style-name="P4">INSERT INTO Pessoa VALUES(‘846.101.944-06’, ‘Ana Isabel dos Santos’,’99825556)’;</text:p>
      <text:p text:style-name="P4">INSERT INTO Pessoa VALUES(‘146.287.484-38’, ‘Junior da Silva’,’99123499)’;</text:p>
      <text:p text:style-name="P4">INSERT INTO Pessoa VALUES(‘819.174.014-18’, ‘Ricardo Costa’,’99553400)’;</text:p>
      <text:p text:style-name="P4"/>
      <text:p text:style-name="P5">Povoando a relação <text:span text:style-name="T8">Funcionario</text:span></text:p>
      <text:p text:style-name="P6">INSERT INTO <text:span text:style-name="T8">Funcionario</text:span> VALUES(‘846.101.944-06’,’<text:span text:style-name="T9">Caixa</text:span>’,’<text:span text:style-name="T9">10/11/2017</text:span>’,’<text:span text:style-name="T9">Efetivo’,’JD </text:span><text:soft-page-break/><text:span text:style-name="T9">Oasis’,’Jose Lira de Menezes’,’Cajazeiras’);</text:span></text:p>
      <text:p text:style-name="P6">INSERT INTO <text:span text:style-name="T8">Funcionario</text:span> VALUES(‘146.287.484-<text:span text:style-name="T9">3</text:span>8’, ‘<text:span text:style-name="T9">Vendedor</text:span>’, ’<text:span text:style-name="T9">05/07/2017</text:span>’, ’<text:span text:style-name="T9">Efetivo’, ’Centro’, ’Bonifácio Moura’, ’Cajazeiras’);</text:span></text:p>
      <text:p text:style-name="P6">INSERT INTO <text:span text:style-name="T8">Funcionario</text:span> VALUES(‘690.418.134-62’, ’<text:span text:style-name="T9">Faxineiro</text:span>’, ’<text:span text:style-name="T9">01/12/2017</text:span>’, ’<text:span text:style-name="T9">Efetivo’, ’Centro’, ’13 de Maio’, ’Cajazeiras’);</text:span></text:p>
      <text:p text:style-name="P6">INSERT INTO <text:span text:style-name="T8">Funcionario</text:span> VALUES(‘358.947.104-21’, ’<text:span text:style-name="T9">Vendedor</text:span>’, ’<text:span text:style-name="T9">11/08/2017</text:span>’, ’<text:span text:style-name="T9">Efetivo’, ’Centro’, ’Bonifácio Moura’, ’Cajazeiras’);</text:span></text:p>
      <text:p text:style-name="P6">INSERT INTO <text:span text:style-name="T8">Funcionario</text:span> VALUES(‘559.629.914-60’, ’<text:span text:style-name="T9">Marketing</text:span>’, ’<text:span text:style-name="T9">05/08/2018</text:span>’, ’<text:span text:style-name="T9">Efetivo’, ’Centro’, ’Bonifácio Moura’, ’Cajazeiras’);</text:span></text:p>
      <text:p text:style-name="P6"/>
      <text:p text:style-name="P10">Povoando a relação Cliente</text:p>
      <text:p text:style-name="P7">INSERT INTO <text:span text:style-name="T10">Cliente </text:span>VALUES(‘154.288.064-51’, ’<text:a xlink:type="simple" xlink:href="mailto:teofanesferreira@hotmail.com" text:style-name="Internet_20_link" text:visited-style-name="Visited_20_Internet_20_Link"><text:span text:style-name="T10">teofanesferreira@hotmail.com</text:span></text:a><text:span text:style-name="T10">’);</text:span></text:p>
      <text:p text:style-name="P7">INSERT INTO <text:span text:style-name="T10">Cliente </text:span>VALUES(‘354.514.294-99’, ’<text:span text:style-name="T10">manoeldesous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734.042.214-51’, ’<text:span text:style-name="T10">amandaferrreir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695.997.444-54’, ’<text:span text:style-name="T10">antonialins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819.174.014-18’, ’<text:span text:style-name="T10">ricardo123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/>
      <text:p text:style-name="P10">Povoando a relação Salario</text:p>
      <text:p text:style-name="P10">//POVOAR APOS TIRAR A DUVIDA</text:p>
      <text:p text:style-name="P10"/>
      <text:p text:style-name="P10">Povoando a relação Fornecedor</text:p>
      <text:p text:style-name="P8">INSERT INTO <text:span text:style-name="T11">Fornecedor </text:span>VALUES(‘<text:span text:style-name="T11">85.296.634/0001-96</text:span>’, ’<text:span text:style-name="T12">Megaduran’, ‘3561-4578’, ‘Sousa’, ‘Rua Vitória Alves da Silva’, ‘Centro’);</text:span></text:p>
      <text:p text:style-name="P9">INSERT INTO <text:span text:style-name="T11">Fornecedor </text:span>VALUES(‘<text:span text:style-name="T12">64.615.575/0001-00</text:span>’, ’<text:span text:style-name="T12">Indivíduo Clothing’, ‘3531-7788’, ‘Sousa’, ‘Rua Arquimedes Souto Maior’, ‘Fagundes Vieira’);</text:span></text:p>
      <text:p text:style-name="P9">INSERT INTO <text:span text:style-name="T11">Fornecedor </text:span>VALUES(‘<text:span text:style-name="T12">96.531.803/0001-41</text:span>’, ’<text:span text:style-name="T12">Gata Selvagem’, ‘3531-3456’, ‘Juazeiro’, ‘Rua Barbacena’, ‘Novo Centro’);</text:span></text:p>
      <text:p text:style-name="P9">INSERT INTO <text:span text:style-name="T11">Fornecedor </text:span>VALUES(‘<text:span text:style-name="T12">59.547.777/0001-13</text:span>’, ’<text:span text:style-name="T12">Geisandre Lingerie’, ‘3561-0978’, ‘João Pessoa’, ‘Rua Doutor João Soares’, ‘Loteamento Ciro Costa’);</text:span></text:p>
      <text:p text:style-name="P9">INSERT INTO <text:span text:style-name="T11">Fornecedor </text:span>VALUES(‘<text:span text:style-name="T12">74.263.193/0001-00</text:span>’, ’<text:span text:style-name="T12">Medson Clothing’, ‘3531-4554’, ‘João Pessoa’, ‘Popular Senhor Batista’, ‘Cidade Nova’);</text:span></text:p>
      <text:p text:style-name="P9">INSERT INTO <text:span text:style-name="T11">Fornecedor </text:span>VALUES(‘<text:span text:style-name="T12">51.795.917/0001-60</text:span>’, ’<text:span text:style-name="T12">Havair’, ‘3561-9976’, ‘’Cajazeiras’, ‘Martins Monteiro’, ‘Centro’);</text:span></text:p>
      <text:p text:style-name="P11"/>
      <text:p text:style-name="P11"/>
      <text:p text:style-name="P10"/>
      <text:p text:style-name="P10">Povoando a relação Despesa</text:p>
      <text:p text:style-name="P12">INSERT INTO Despesa VALUES(‘100’, ‘<text:span text:style-name="T13">954,00</text:span>’, ‘<text:span text:style-name="T15">15/12/2017</text:span>’);</text:p>
      <text:p text:style-name="P12">INSERT INTO Despesa VALUES(‘101’, ‘<text:span text:style-name="T13">1050,00</text:span>’, ‘<text:span text:style-name="T15">15/08/2017</text:span>’);</text:p>
      <text:p text:style-name="P12">INSERT INTO Despesa VALUES(‘102’, ‘<text:span text:style-name="T13">954,00</text:span>’, ‘<text:span text:style-name="T15">15/01/2018</text:span>’);</text:p>
      <text:p text:style-name="P12">INSERT INTO Despesa VALUES(‘103’, ‘<text:span text:style-name="T13">1200,50</text:span>’, ‘<text:span text:style-name="T15">15/09/2017</text:span>’);</text:p>
      <text:p text:style-name="P12">INSERT INTO Despesa VALUES(‘104’, ‘<text:span text:style-name="T13">1500,50</text:span>’, ‘<text:span text:style-name="T15">15/08/2018</text:span>’);</text:p>
      <text:p text:style-name="P13">INSERT INTO Despesa VALUES(‘<text:span text:style-name="T14">105</text:span>’, ‘<text:span text:style-name="T14">2500,00</text:span>’, ‘<text:span text:style-name="T16">10/11/2017</text:span>’);</text:p>
      <text:p text:style-name="P13">INSERT INTO Despesa VALUES(‘<text:span text:style-name="T14">106</text:span>’, ‘<text:span text:style-name="T14">1300,00</text:span>’, ‘<text:span text:style-name="T16">10/12/2017</text:span>’);</text:p>
      <text:p text:style-name="P13">INSERT INTO Despesa VALUES(‘<text:span text:style-name="T14">107</text:span>’, ‘<text:span text:style-name="T14">600,00</text:span>’, ‘<text:span text:style-name="T16">09/11/2017</text:span>’);</text:p>
      <text:p text:style-name="P13">INSERT INTO Despesa VALUES(‘<text:span text:style-name="T14">108</text:span>’, ‘<text:span text:style-name="T14">100,00</text:span>’, ‘<text:span text:style-name="T16">10/01/2018</text:span>’);</text:p>
      <text:p text:style-name="P13">INSERT INTO Despesa VALUES(‘<text:span text:style-name="T14">109</text:span>’, ‘<text:span text:style-name="T14">700,00</text:span>’, ‘<text:span text:style-name="T16">10/03/2018</text:span>’);</text:p>
      <text:p text:style-name="P12"/>
      <text:p text:style-name="P10">Povoando a relação Compra</text:p>
      <text:p text:style-name="P15">INSERT INTO Compra VALUES(‘<text:span text:style-name="T17">200</text:span>’, ‘<text:span text:style-name="T18">2500,00</text:span>’, ‘<text:span text:style-name="T19">45</text:span>’, ‘<text:span text:style-name="T11">85.296.634/0001-96</text:span>’, ‘<text:span text:style-name="T20">08:50</text:span>’, ‘<text:span text:style-name="T21">105</text:span>’);</text:p>
      <text:p text:style-name="P15">INSERT INTO Compra VALUES(‘<text:span text:style-name="T17">201</text:span>’, ‘<text:span text:style-name="T18">1300,00</text:span>’, ‘<text:span text:style-name="T19">20</text:span>’, ‘<text:span text:style-name="T12">64.615.575/0001-00</text:span>’, ‘<text:span text:style-name="T20">09:45</text:span>’, ‘<text:span text:style-name="T21">106</text:span>’);</text:p>
      <text:p text:style-name="P15">INSERT INTO Compra VALUES(‘<text:span text:style-name="T17">202</text:span>’, ‘<text:span text:style-name="T18">600,00</text:span>’, ‘<text:span text:style-name="T19">30</text:span>’, ‘<text:span text:style-name="T12">96.531.803/0001-41</text:span>’, ‘<text:span text:style-name="T20">11:20</text:span>’, ‘<text:span text:style-name="T21">107</text:span>’);</text:p>
      <text:p text:style-name="P15"><text:soft-page-break/>INSERT INTO Compra VALUES(‘<text:span text:style-name="T17">203</text:span>’, ‘<text:span text:style-name="T18">100,00</text:span>’, ‘<text:span text:style-name="T19">12</text:span>’, ‘<text:span text:style-name="T12">59.547.777/0001-13</text:span>’, ‘<text:span text:style-name="T20">08:23</text:span>’, ‘<text:span text:style-name="T21">108</text:span>’);</text:p>
      <text:p text:style-name="P15">INSERT INTO Compra VALUES(‘<text:span text:style-name="T17">204</text:span>’, ‘<text:span text:style-name="T18">700,00</text:span>’, ‘<text:span text:style-name="T19">40</text:span>’, ‘<text:span text:style-name="T12">74.263.193/0001-00</text:span>’, ‘<text:span text:style-name="T20">10:34</text:span>’, ‘<text:span text:style-name="T21">109</text:span>’);</text:p>
      <text:p text:style-name="P14"/>
      <text:p text:style-name="P10">Povoando a relação CompraProduto</text:p>
      <text:p text:style-name="P16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/>
      <text:p text:style-name="P10">Povoando a relação Produto</text:p>
      <text:p text:style-name="P28">INSERT INTO Produto VALUES(‘<text:span text:style-name="T25">1001234</text:span>’, ‘<text:span text:style-name="T25">P</text:span>’, ‘<text:span text:style-name="T25">Disponível’, ‘Calça Skinny em Sarja’, ‘59,90’</text:span>);</text:p>
      <text:p text:style-name="P27">INSERT INTO Produto VALUES(‘<text:span text:style-name="T25">1001235</text:span>’, ‘<text:span text:style-name="T26">M</text:span>’, ‘<text:span text:style-name="T26">Disponível</text:span>’, ‘<text:span text:style-name="T26">Camisa Branca Mullet</text:span>’);</text:p>
      <text:p text:style-name="P27">INSERT INTO Produto VALUES(‘<text:span text:style-name="T25">1001236</text:span>’, ‘<text:span text:style-name="T26">GG</text:span>’, ‘<text:span text:style-name="T26">Indisponível</text:span>’, ‘<text:span text:style-name="T26">Camila Estampada com Folhagem</text:span>’, ‘’);</text:p>
      <text:p text:style-name="P27">INSERT INTO Produto VALUES(‘<text:span text:style-name="T25">1001237</text:span>’, ‘<text:span text:style-name="T26">G</text:span>’, ‘<text:span text:style-name="T26">Disponível</text:span>’, ‘<text:span text:style-name="T27">Camisa Estampada com Amarração</text:span>’, );</text:p>
      <text:p text:style-name="P27">INSERT INTO Produto VALUES(‘<text:span text:style-name="T25">1001238</text:span>’, ‘<text:span text:style-name="T26">PP</text:span>’, ‘<text:span text:style-name="T26">Disponível</text:span>’, ‘’);</text:p>
      <text:p text:style-name="P27">INSERT INTO Produto VALUES(‘<text:span text:style-name="T25">1001239</text:span>’, ‘<text:span text:style-name="T26">Unico’, ‘Disponível’, ‘’</text:span>);</text:p>
      <text:p text:style-name="P27">INSERT INTO Produto VALUES(‘<text:span text:style-name="T25">1001240</text:span>’, ‘<text:span text:style-name="T26">P</text:span>’, ‘<text:span text:style-name="T26">Indisponível</text:span>’, ‘’);</text:p>
      <text:p text:style-name="P27">INSERT INTO Produto VALUES(‘<text:span text:style-name="T25">1001241</text:span>’, ‘<text:span text:style-name="T26">PP</text:span>’, ‘<text:span text:style-name="T26">Disponível</text:span>’, ‘’);</text:p>
      <text:p text:style-name="P27">INSERT INTO Produto VALUES(‘<text:span text:style-name="T25">1001242</text:span>’, ‘<text:span text:style-name="T26">G’, ‘Disponível’, ‘’</text:span>);</text:p>
      <text:p text:style-name="P27">INSERT INTO Produto VALUES(‘<text:span text:style-name="T25">1001243</text:span>’, ‘<text:span text:style-name="T26">M</text:span>’, ‘<text:span text:style-name="T26">Disponível</text:span>’, ‘’);</text:p>
      <text:p text:style-name="P27">INSERT INTO Produto VALUES(‘<text:span text:style-name="T25">1001244</text:span>’, ‘<text:span text:style-name="T26">G</text:span>’, ‘<text:span text:style-name="T26">Indisponível</text:span>’, ‘’);</text:p>
      <text:p text:style-name="P27">INSERT INTO Produto VALUES(‘<text:span text:style-name="T25">1001245</text:span>’, ‘<text:span text:style-name="T26">P</text:span>’, ‘<text:span text:style-name="T26">Disponível</text:span>’, ‘’);</text:p>
      <text:p text:style-name="P27">INSERT INTO Produto VALUES(‘<text:span text:style-name="T25">1001246</text:span>’, ‘<text:span text:style-name="T26">PP</text:span>’, ‘<text:span text:style-name="T26">Disponível</text:span>’, ‘’);</text:p>
      <text:p text:style-name="P27">INSERT INTO Produto VALUES(‘<text:span text:style-name="T25">1001247</text:span>’, ‘<text:span text:style-name="T26">M</text:span>’, ‘<text:span text:style-name="T26">Disponível</text:span>’, ‘’);</text:p>
      <text:p text:style-name="P29">INSERT INTO Produto VALUES(‘<text:span text:style-name="T25">1001248</text:span>’, ‘<text:span text:style-name="T26">GG</text:span>’, ‘<text:span text:style-name="T26">Disponível</text:span>’, ‘’);</text:p>
      <text:p text:style-name="P29">INSERT INTO Produto VALUES(‘<text:span text:style-name="T25">1001249</text:span>’, ‘<text:span text:style-name="T26">Unico’, </text:span>‘<text:span text:style-name="T26">Disponível</text:span>’, ‘’);</text:p>
      <text:p text:style-name="P29">INSERT INTO Produto VALUES(‘<text:span text:style-name="T25">1001250</text:span>’, ‘<text:span text:style-name="T26">M</text:span>’, ‘<text:span text:style-name="T26">Disponível</text:span>’, ‘’);</text:p>
      <text:p text:style-name="P29">INSERT INTO Produto VALUES(‘<text:span text:style-name="T25">1001251</text:span>’, ‘<text:span text:style-name="T26">PP</text:span>’, ‘<text:span text:style-name="T26">Disponível</text:span>’, ‘’);</text:p>
      <text:p text:style-name="P29">INSERT INTO Produto VALUES(‘<text:span text:style-name="T25">1001252</text:span>’, ‘<text:span text:style-name="T26">M</text:span>’, ‘<text:span text:style-name="T26">Disponível</text:span>’, ‘’);</text:p>
      <text:p text:style-name="P29">INSERT INTO Produto VALUES(‘<text:span text:style-name="T25">1001253</text:span>’, ‘<text:span text:style-name="T26">GG</text:span>’, ‘<text:span text:style-name="T26">Disponível</text:span>’, ‘’);</text:p>
      <text:p text:style-name="P18"/>
      <text:p text:style-name="P10">Povoando a relação Venda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/>
      <text:p text:style-name="P10">Povoando a relação Entrada</text:p>
      <text:p text:style-name="P20">INSERT INTO <text:span text:style-name="T23">Entrada </text:span>VALUES(‘’);</text:p>
      <text:p text:style-name="P21">INSERT INTO <text:span text:style-name="T23">Entrada </text:span>VALUES(‘’);</text:p>
      <text:p text:style-name="P21">INSERT INTO <text:span text:style-name="T23">Entrada </text:span>VALUES(‘’);</text:p>
      <text:p text:style-name="P21">INSERT INTO <text:span text:style-name="T23">Entrada </text:span>VALUES(‘’);</text:p>
      <text:p text:style-name="P21"><text:soft-page-break/>INSERT INTO <text:span text:style-name="T23">Entrada </text:span>VALUES(‘’);</text:p>
      <text:p text:style-name="P22">INSERT INTO <text:span text:style-name="T23">Entrada </text:span>VALUES(‘’);</text:p>
      <text:p text:style-name="P23">INSERT INTO <text:span text:style-name="T23">Entrada </text:span>VALUES(‘’);</text:p>
      <text:p text:style-name="P23"/>
      <text:p text:style-name="P10">Povoando a relação CartaoCredito</text:p>
      <text:p text:style-name="P24">INSERT INTO <text:span text:style-name="T24">CartaoCredito </text:span>VALUES(‘’);</text:p>
      <text:p text:style-name="P10">Povoando a relação VendaCartao</text:p>
      <text:p text:style-name="P2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latoregular" svg:font-family="latoregular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1:19:01.206735489</dc:date>
    <meta:editing-duration>PT21H1M33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7" meta:paragraph-count="227" meta:word-count="1079" meta:character-count="9663" meta:non-whitespace-character-count="8697"/>
  </office:meta>
</office:document-meta>
</file>